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fill="solid" draw:fill-color="#99cc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4" style:family="graphic" style:parent-style-name="standard">
      <style:graphic-properties draw:marker-start="Arrow" draw:marker-end="Arrow" draw:marker-end-width="0.3cm" draw:fill="solid" draw:fill-color="#ffff99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0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1" draw:layer="layout" svg:width="3.175cm" svg:height="0.889cm" svg:x="9.911cm" svg:y="3.047cm">
          <text:p text:style-name="P1"><text:span text:style-name="T1">Participants</text:span></text:p>
        </draw:ellipse>
        <draw:rect draw:style-name="gr1" draw:text-style-name="P3" draw:layer="layout" svg:width="6.604cm" svg:height="2.159cm" svg:x="3.632cm" svg:y="5.63cm">
          <text:p text:style-name="P2"><text:span text:style-name="T2">BOINC message boards</text:span></text:p>
          <text:p text:style-name="P2"/>
          <text:p text:style-name="P2"/>
        </draw:rect>
        <draw:rect draw:style-name="gr2" draw:text-style-name="P4" draw:layer="layout" svg:width="1.016cm" svg:height="0.762cm" svg:x="3.886cm" svg:y="6.773cm">
          <text:p text:style-name="P4"><text:span text:style-name="T2">A</text:span></text:p>
        </draw:rect>
        <draw:rect draw:style-name="gr2" draw:text-style-name="P4" draw:layer="layout" svg:width="1.016cm" svg:height="0.762cm" svg:x="8.966cm" svg:y="6.773cm">
          <text:p text:style-name="P4"><text:span text:style-name="T2">E</text:span></text:p>
        </draw:rect>
        <draw:rect draw:style-name="gr2" draw:text-style-name="P4" draw:layer="layout" svg:width="1.016cm" svg:height="0.762cm" svg:x="7.696cm" svg:y="6.773cm">
          <text:p text:style-name="P4"><text:span text:style-name="T2">D</text:span></text:p>
        </draw:rect>
        <draw:rect draw:style-name="gr2" draw:text-style-name="P4" draw:layer="layout" svg:width="1.016cm" svg:height="0.762cm" svg:x="6.426cm" svg:y="6.773cm">
          <text:p text:style-name="P4"><text:span text:style-name="T2">C</text:span></text:p>
        </draw:rect>
        <draw:rect draw:style-name="gr2" draw:text-style-name="P4" draw:layer="layout" svg:width="1.016cm" svg:height="0.762cm" svg:x="5.156cm" svg:y="6.773cm">
          <text:p text:style-name="P4"><text:span text:style-name="T2">B</text:span></text:p>
        </draw:rect>
        <draw:rect draw:style-name="gr1" draw:text-style-name="P3" draw:layer="layout" svg:width="6.604cm" svg:height="2.286cm" svg:x="3.759cm" svg:y="11.218cm">
          <text:p text:style-name="P2"><text:span text:style-name="T2">BOINC/Trac</text:span></text:p>
          <text:p text:style-name="P2"/>
          <text:p text:style-name="P2"/>
        </draw:rect>
        <draw:ellipse draw:style-name="gr1" draw:text-style-name="P4" draw:layer="layout" svg:width="3.048cm" svg:height="0.889cm" svg:x="2.616cm" svg:y="8.424cm">
          <text:p text:style-name="P4"><text:span text:style-name="T2">owner A</text:span></text:p>
        </draw:ellipse>
        <draw:ellipse draw:style-name="gr1" draw:text-style-name="P4" draw:layer="layout" svg:width="4.699cm" svg:height="1.651cm" svg:x="13.919cm" svg:y="10.964cm">
          <text:p text:style-name="P4"><text:span text:style-name="T2">Release manager</text:span></text:p>
          <text:p text:style-name="P4"><text:span text:style-name="T2">(Rom)</text:span></text:p>
        </draw:ellipse>
        <draw:rect draw:style-name="gr1" draw:text-style-name="P5" draw:layer="layout" svg:width="3.683cm" svg:height="1.27cm" svg:x="7.188cm" svg:y="16.552cm">
          <text:p text:style-name="P4"><text:span text:style-name="T2">Web-based</text:span></text:p>
          <text:p text:style-name="P4"><text:span text:style-name="T2">test reports</text:span></text:p>
        </draw:rect>
        <draw:ellipse draw:style-name="gr1" draw:text-style-name="P4" draw:layer="layout" svg:width="3.556cm" svg:height="1.016cm" svg:x="5.537cm" svg:y="14.647cm">
          <text:p text:style-name="P4"><text:span text:style-name="T2">alpha testers</text:span></text:p>
        </draw:ellipse>
        <draw:rect draw:style-name="gr1" draw:text-style-name="P5" draw:layer="layout" svg:width="3.81cm" svg:height="1.397cm" svg:x="13.284cm" svg:y="5.884cm">
          <text:p text:style-name="P4"><text:span text:style-name="T2">release notes,</text:span></text:p>
          <text:p text:style-name="P4"><text:span text:style-name="T2">News items</text:span></text:p>
        </draw:rect>
        <draw:ellipse draw:style-name="gr1" draw:text-style-name="P4" draw:layer="layout" svg:width="3.937cm" svg:height="1.143cm" svg:x="4.648cm" svg:y="9.567cm">
          <text:p text:style-name="P4"><text:span text:style-name="T2">developer A</text:span></text:p>
        </draw:ellipse>
        <draw:line draw:style-name="gr3" draw:text-style-name="P3" draw:layer="layout" svg:x1="4.394cm" svg:y1="7.535cm" svg:x2="4.394cm" svg:y2="8.424cm">
          <text:p/>
        </draw:line>
        <draw:line draw:style-name="gr3" draw:text-style-name="P3" draw:layer="layout" svg:x1="4.013cm" svg:y1="9.313cm" svg:x2="4.267cm" svg:y2="12.361cm">
          <text:p/>
        </draw:line>
        <draw:line draw:style-name="gr4" draw:text-style-name="P3" draw:layer="layout" svg:x1="5.283cm" svg:y1="10.583cm" svg:x2="4.775cm" svg:y2="12.234cm">
          <text:p/>
        </draw:line>
        <draw:line draw:style-name="gr3" draw:text-style-name="P3" draw:layer="layout" svg:x1="6.497cm" svg:y1="14.661cm" svg:x2="6.243cm" svg:y2="13.518cm">
          <text:p/>
        </draw:line>
        <draw:line draw:style-name="gr3" draw:text-style-name="P3" draw:layer="layout" svg:x1="8.077cm" svg:y1="15.663cm" svg:x2="8.331cm" svg:y2="16.552cm">
          <text:p/>
        </draw:line>
        <draw:line draw:style-name="gr3" draw:text-style-name="P3" draw:layer="layout" svg:x1="10.871cm" svg:y1="16.933cm" svg:x2="16.586cm" svg:y2="12.615cm">
          <text:p/>
        </draw:line>
        <draw:line draw:style-name="gr3" draw:text-style-name="P3" draw:layer="layout" svg:x1="16.713cm" svg:y1="10.837cm" svg:x2="16.459cm" svg:y2="7.281cm">
          <text:p/>
        </draw:line>
        <draw:line draw:style-name="gr3" draw:text-style-name="P3" draw:layer="layout" svg:x1="15.697cm" svg:y1="5.884cm" svg:x2="12.776cm" svg:y2="3.725cm">
          <text:p/>
        </draw:line>
        <draw:line draw:style-name="gr3" draw:text-style-name="P3" draw:layer="layout" svg:x1="10.363cm" svg:y1="3.979cm" svg:x2="8.458cm" svg:y2="5.63cm">
          <text:p/>
        </draw:line>
        <draw:rect draw:style-name="gr1" draw:text-style-name="P5" draw:layer="layout" svg:width="2.921cm" svg:height="0.889cm" svg:x="10.236cm" svg:y="9.313cm">
          <text:p text:style-name="P4"><text:span text:style-name="T2">boinc_dev</text:span></text:p>
        </draw:rect>
        <draw:rect draw:style-name="gr1" draw:text-style-name="P5" draw:layer="layout" svg:width="2.921cm" svg:height="0.889cm" svg:x="10.363cm" svg:y="14.012cm">
          <text:p text:style-name="P4"><text:span text:style-name="T2">boinc_alpha</text:span></text:p>
        </draw:rect>
        <draw:line draw:style-name="gr4" draw:text-style-name="P3" draw:layer="layout" svg:x1="14.173cm" svg:y1="12.234cm" svg:x2="12.268cm" svg:y2="14.012cm">
          <text:p/>
        </draw:line>
        <draw:line draw:style-name="gr4" draw:text-style-name="P3" draw:layer="layout" svg:x1="11.379cm" svg:y1="14.901cm" svg:x2="9.601cm" svg:y2="16.552cm">
          <text:p/>
        </draw:line>
        <draw:line draw:style-name="gr4" draw:text-style-name="P3" draw:layer="layout" svg:x1="10.109cm" svg:y1="9.694cm" svg:x2="8.458cm" svg:y2="9.948cm">
          <text:p/>
        </draw:line>
        <draw:line draw:style-name="gr4" draw:text-style-name="P3" draw:layer="layout" svg:x1="14.681cm" svg:y1="11.091cm" svg:x2="13.284cm" svg:y2="9.821cm">
          <text:p/>
        </draw:line>
        <draw:line draw:style-name="gr4" draw:text-style-name="P3" draw:layer="layout" svg:x1="10.109cm" svg:y1="9.313cm" svg:x2="5.791cm" svg:y2="8.932cm">
          <text:p/>
        </draw:line>
        <draw:rect draw:style-name="gr2" draw:text-style-name="P4" draw:layer="layout" svg:width="1.016cm" svg:height="0.762cm" svg:x="4.013cm" svg:y="12.488cm">
          <text:p text:style-name="P4"><text:span text:style-name="T2">A</text:span></text:p>
        </draw:rect>
        <draw:rect draw:style-name="gr2" draw:text-style-name="P4" draw:layer="layout" svg:width="1.016cm" svg:height="0.762cm" svg:x="9.093cm" svg:y="12.488cm">
          <text:p text:style-name="P4"><text:span text:style-name="T2">E</text:span></text:p>
        </draw:rect>
        <draw:rect draw:style-name="gr2" draw:text-style-name="P4" draw:layer="layout" svg:width="1.016cm" svg:height="0.762cm" svg:x="7.823cm" svg:y="12.488cm">
          <text:p text:style-name="P4"><text:span text:style-name="T2">D</text:span></text:p>
        </draw:rect>
        <draw:rect draw:style-name="gr2" draw:text-style-name="P4" draw:layer="layout" svg:width="1.016cm" svg:height="0.762cm" svg:x="6.553cm" svg:y="12.488cm">
          <text:p text:style-name="P4"><text:span text:style-name="T2">C</text:span></text:p>
        </draw:rect>
        <draw:rect draw:style-name="gr2" draw:text-style-name="P4" draw:layer="layout" svg:width="1.016cm" svg:height="0.762cm" svg:x="5.283cm" svg:y="12.488cm">
          <text:p text:style-name="P4"><text:span text:style-name="T2">B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7.779cm" fo:margin-left="0.457cm" fo:margin-right="0.492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David Anderson</meta:initial-creator>
    <meta:creation-date>2005-08-31T13:54:56</meta:creation-date>
    <dc:creator>David Anderson</dc:creator>
    <dc:date>2007-04-29T19:45:37</dc:date>
    <dc:language>en-US</dc:language>
    <meta:editing-cycles>4</meta:editing-cycles>
    <meta:editing-duration>PT24M37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